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843b" officeooo:paragraph-rsid="0013843b"/>
    </style:style>
    <style:style style:name="P2" style:family="paragraph" style:parent-style-name="Standard">
      <style:text-properties officeooo:rsid="0013d9fd" officeooo:paragraph-rsid="0013d9fd"/>
    </style:style>
    <style:style style:name="P3" style:family="paragraph" style:parent-style-name="Standard">
      <style:text-properties fo:font-weight="bold" officeooo:rsid="0013d9fd" officeooo:paragraph-rsid="0013d9fd" style:font-weight-asian="bold" style:font-weight-complex="bold"/>
    </style:style>
    <style:style style:name="P4" style:family="paragraph" style:parent-style-name="Standard">
      <style:text-properties fo:font-weight="bold" officeooo:rsid="0016537b" officeooo:paragraph-rsid="0016537b" style:font-weight-asian="bold" style:font-weight-complex="bold"/>
    </style:style>
    <style:style style:name="P5" style:family="paragraph" style:parent-style-name="Standard">
      <style:text-properties fo:font-weight="bold" officeooo:rsid="0016537b" officeooo:paragraph-rsid="003b2b95" style:font-weight-asian="bold" style:font-weight-complex="bold"/>
    </style:style>
    <style:style style:name="P6" style:family="paragraph" style:parent-style-name="Standard">
      <style:text-properties fo:font-weight="bold" officeooo:rsid="00185b7b" officeooo:paragraph-rsid="00185b7b" style:font-weight-asian="bold" style:font-weight-complex="bold"/>
    </style:style>
    <style:style style:name="P7" style:family="paragraph" style:parent-style-name="Standard">
      <style:paragraph-properties fo:break-before="page"/>
      <style:text-properties fo:font-weight="bold" officeooo:rsid="00185b7b" officeooo:paragraph-rsid="00185b7b" style:font-weight-asian="bold" style:font-weight-complex="bold"/>
    </style:style>
    <style:style style:name="P8" style:family="paragraph" style:parent-style-name="Standard">
      <style:text-properties fo:font-weight="bold" officeooo:rsid="001d3de5" officeooo:paragraph-rsid="001d3de5" style:font-weight-asian="bold" style:font-weight-complex="bold"/>
    </style:style>
    <style:style style:name="P9" style:family="paragraph" style:parent-style-name="Standard">
      <style:text-properties fo:font-weight="bold" officeooo:rsid="001d3de5" officeooo:paragraph-rsid="003b2b95" style:font-weight-asian="bold" style:font-weight-complex="bold"/>
    </style:style>
    <style:style style:name="P10" style:family="paragraph" style:parent-style-name="Standard">
      <style:text-properties fo:font-weight="bold" officeooo:rsid="001d3de5" officeooo:paragraph-rsid="003bbbc4" style:font-weight-asian="bold" style:font-weight-complex="bold"/>
    </style:style>
    <style:style style:name="P11" style:family="paragraph" style:parent-style-name="Standard">
      <style:text-properties fo:font-weight="bold" officeooo:rsid="00219a50" officeooo:paragraph-rsid="00219a50" style:font-weight-asian="bold" style:font-weight-complex="bold"/>
    </style:style>
    <style:style style:name="P12" style:family="paragraph" style:parent-style-name="Standard">
      <style:text-properties fo:font-weight="bold" officeooo:rsid="00243035" officeooo:paragraph-rsid="00243035" style:font-weight-asian="bold" style:font-weight-complex="bold"/>
    </style:style>
    <style:style style:name="P13" style:family="paragraph" style:parent-style-name="Standard">
      <style:text-properties fo:font-weight="bold" officeooo:rsid="00267ae0" officeooo:paragraph-rsid="00267ae0" style:font-weight-asian="bold" style:font-weight-complex="bold"/>
    </style:style>
    <style:style style:name="P14" style:family="paragraph" style:parent-style-name="Standard">
      <style:text-properties fo:font-weight="bold" officeooo:rsid="00267ae0" officeooo:paragraph-rsid="00250f45" style:font-weight-asian="bold" style:font-weight-complex="bold"/>
    </style:style>
    <style:style style:name="P15" style:family="paragraph" style:parent-style-name="Standard">
      <style:text-properties fo:font-weight="bold" officeooo:rsid="002a949f" officeooo:paragraph-rsid="002a949f" style:font-weight-asian="bold" style:font-weight-complex="bold"/>
    </style:style>
    <style:style style:name="P16" style:family="paragraph" style:parent-style-name="Standard">
      <style:text-properties fo:font-weight="bold" officeooo:rsid="001dbf51" officeooo:paragraph-rsid="003bbbc4" style:font-weight-asian="bold" style:font-weight-complex="bold"/>
    </style:style>
    <style:style style:name="P17" style:family="paragraph" style:parent-style-name="Standard">
      <style:text-properties fo:font-weight="bold" officeooo:rsid="003742e0" officeooo:paragraph-rsid="003742e0" style:font-weight-asian="bold" style:font-weight-complex="bold"/>
    </style:style>
    <style:style style:name="P18" style:family="paragraph" style:parent-style-name="Standard">
      <style:text-properties fo:font-weight="bold" officeooo:rsid="001cf40e" officeooo:paragraph-rsid="003b2b95" style:font-weight-asian="bold" style:font-weight-complex="bold"/>
    </style:style>
    <style:style style:name="P19" style:family="paragraph" style:parent-style-name="Standard">
      <style:paragraph-properties fo:break-before="page"/>
      <style:text-properties fo:font-weight="bold" officeooo:rsid="001cf40e" officeooo:paragraph-rsid="003b2b95" style:font-weight-asian="bold" style:font-weight-complex="bold"/>
    </style:style>
    <style:style style:name="P20" style:family="paragraph" style:parent-style-name="Standard">
      <style:paragraph-properties fo:break-before="page"/>
      <style:text-properties fo:font-weight="bold" officeooo:rsid="001da5e5" officeooo:paragraph-rsid="001da5e5" style:font-weight-asian="bold" style:font-weight-complex="bold"/>
    </style:style>
    <style:style style:name="P21" style:family="paragraph" style:parent-style-name="Standard">
      <style:text-properties fo:font-weight="bold" officeooo:rsid="001da5e5" officeooo:paragraph-rsid="001d3de5" style:font-weight-asian="bold" style:font-weight-complex="bold"/>
    </style:style>
    <style:style style:name="P22" style:family="paragraph" style:parent-style-name="Standard">
      <style:text-properties fo:font-weight="bold" officeooo:rsid="004cf849" officeooo:paragraph-rsid="004cf849" style:font-weight-asian="bold" style:font-weight-complex="bold"/>
    </style:style>
    <style:style style:name="P23" style:family="paragraph" style:parent-style-name="Standard">
      <style:text-properties fo:font-weight="bold" officeooo:rsid="0013843b" officeooo:paragraph-rsid="0013843b" style:font-weight-asian="bold" style:font-weight-complex="bold"/>
    </style:style>
    <style:style style:name="P24" style:family="paragraph" style:parent-style-name="Standard">
      <style:text-properties fo:font-weight="bold" officeooo:rsid="00522fde" officeooo:paragraph-rsid="00522fde" style:font-weight-asian="bold" style:font-weight-complex="bold"/>
    </style:style>
    <style:style style:name="P25" style:family="paragraph" style:parent-style-name="Standard">
      <style:text-properties officeooo:rsid="0014d27c" officeooo:paragraph-rsid="0014d27c"/>
    </style:style>
    <style:style style:name="P26" style:family="paragraph" style:parent-style-name="Standard">
      <style:text-properties officeooo:rsid="0016537b" officeooo:paragraph-rsid="0016537b"/>
    </style:style>
    <style:style style:name="P27" style:family="paragraph" style:parent-style-name="Standard">
      <style:text-properties officeooo:rsid="0016537b" officeooo:paragraph-rsid="003b2b95"/>
    </style:style>
    <style:style style:name="P28" style:family="paragraph" style:parent-style-name="Standard">
      <style:text-properties fo:font-weight="normal" officeooo:rsid="00185b7b" officeooo:paragraph-rsid="00185b7b" style:font-weight-asian="normal" style:font-weight-complex="normal"/>
    </style:style>
    <style:style style:name="P29" style:family="paragraph" style:parent-style-name="Standard">
      <style:text-properties fo:font-weight="normal" officeooo:rsid="0019b250" officeooo:paragraph-rsid="0019b250" style:font-weight-asian="normal" style:font-weight-complex="normal"/>
    </style:style>
    <style:style style:name="P30" style:family="paragraph" style:parent-style-name="Standard">
      <style:text-properties fo:font-weight="normal" officeooo:rsid="001d3de5" officeooo:paragraph-rsid="001d3de5" style:font-weight-asian="normal" style:font-weight-complex="normal"/>
    </style:style>
    <style:style style:name="P31" style:family="paragraph" style:parent-style-name="Standard">
      <style:text-properties fo:font-weight="normal" officeooo:rsid="003742e0" officeooo:paragraph-rsid="003742e0" style:font-weight-asian="normal" style:font-weight-complex="normal"/>
    </style:style>
    <style:style style:name="P32" style:family="paragraph" style:parent-style-name="Standard">
      <style:text-properties fo:font-weight="normal" officeooo:rsid="001cf40e" officeooo:paragraph-rsid="003b2b95" style:font-weight-asian="normal" style:font-weight-complex="normal"/>
    </style:style>
    <style:style style:name="P33" style:family="paragraph" style:parent-style-name="Standard">
      <style:text-properties fo:font-weight="normal" officeooo:rsid="001dbf51" officeooo:paragraph-rsid="003b2b95" style:font-weight-asian="normal" style:font-weight-complex="normal"/>
    </style:style>
    <style:style style:name="P34" style:family="paragraph" style:parent-style-name="Standard">
      <style:text-properties fo:font-weight="normal" officeooo:rsid="00381d6d" officeooo:paragraph-rsid="003bbbc4" style:font-weight-asian="normal" style:font-weight-complex="normal"/>
    </style:style>
    <style:style style:name="P35" style:family="paragraph" style:parent-style-name="Standard">
      <style:text-properties officeooo:rsid="001d3de5" officeooo:paragraph-rsid="003b2b95"/>
    </style:style>
    <style:style style:name="P36" style:family="paragraph" style:parent-style-name="Standard">
      <style:text-properties officeooo:rsid="001dbf51" officeooo:paragraph-rsid="001dbf51"/>
    </style:style>
    <style:style style:name="P37" style:family="paragraph" style:parent-style-name="Standard">
      <style:text-properties officeooo:rsid="0022c186" officeooo:paragraph-rsid="0022c186"/>
    </style:style>
    <style:style style:name="P38" style:family="paragraph" style:parent-style-name="Standard">
      <style:text-properties officeooo:rsid="00250f45" officeooo:paragraph-rsid="00250f45"/>
    </style:style>
    <style:style style:name="P39" style:family="paragraph" style:parent-style-name="Standard">
      <style:text-properties officeooo:rsid="00261cfc" officeooo:paragraph-rsid="00261cfc"/>
    </style:style>
    <style:style style:name="P40" style:family="paragraph" style:parent-style-name="Standard">
      <style:text-properties officeooo:rsid="00292bb5" officeooo:paragraph-rsid="00292bb5"/>
    </style:style>
    <style:style style:name="P41" style:family="paragraph" style:parent-style-name="Standard">
      <style:text-properties officeooo:rsid="002a949f" officeooo:paragraph-rsid="002a949f"/>
    </style:style>
    <style:style style:name="P42" style:family="paragraph" style:parent-style-name="Standard">
      <style:text-properties officeooo:rsid="001cf40e" officeooo:paragraph-rsid="003b2b95"/>
    </style:style>
    <style:style style:name="P43" style:family="paragraph" style:parent-style-name="Standard">
      <style:text-properties fo:font-style="normal" fo:font-weight="bold" officeooo:rsid="001da5e5" officeooo:paragraph-rsid="001da5e5" style:font-style-asian="normal" style:font-weight-asian="bold" style:font-style-complex="normal" style:font-weight-complex="bold"/>
    </style:style>
    <style:style style:name="P44" style:family="paragraph" style:parent-style-name="Standard">
      <style:paragraph-properties fo:break-before="page"/>
      <style:text-properties fo:font-style="normal" fo:font-weight="bold" officeooo:rsid="003cdcfe" officeooo:paragraph-rsid="003cdcfe" style:font-style-asian="normal" style:font-weight-asian="bold" style:font-style-complex="normal" style:font-weight-complex="bold"/>
    </style:style>
    <style:style style:name="P45" style:family="paragraph" style:parent-style-name="Standard">
      <style:text-properties fo:font-style="normal" fo:font-weight="bold" officeooo:rsid="003cdcfe" officeooo:paragraph-rsid="003cdcfe" style:font-style-asian="normal" style:font-weight-asian="bold" style:font-style-complex="normal" style:font-weight-complex="bold"/>
    </style:style>
    <style:style style:name="P46" style:family="paragraph" style:parent-style-name="Standard">
      <style:text-properties officeooo:rsid="00311225" officeooo:paragraph-rsid="003567ce"/>
    </style:style>
    <style:style style:name="P47" style:family="paragraph" style:parent-style-name="Standard">
      <style:text-properties officeooo:rsid="00522fde" officeooo:paragraph-rsid="00522fde"/>
    </style:style>
    <style:style style:name="P48" style:family="paragraph" style:parent-style-name="Standard" style:list-style-name="L1">
      <style:text-properties officeooo:rsid="0013d9fd" officeooo:paragraph-rsid="0013d9fd"/>
    </style:style>
    <style:style style:name="P49" style:family="paragraph" style:parent-style-name="Standard" style:list-style-name="L1">
      <style:text-properties officeooo:rsid="0017f39e" officeooo:paragraph-rsid="0017f39e"/>
    </style:style>
    <style:style style:name="P50" style:family="paragraph" style:parent-style-name="Standard" style:list-style-name="L2">
      <style:text-properties officeooo:rsid="0017f39e" officeooo:paragraph-rsid="0017f39e"/>
    </style:style>
    <style:style style:name="P51" style:family="paragraph" style:parent-style-name="Standard" style:list-style-name="L1">
      <style:text-properties officeooo:rsid="0014d27c" officeooo:paragraph-rsid="0014d27c"/>
    </style:style>
    <style:style style:name="P52" style:family="paragraph" style:parent-style-name="Standard" style:list-style-name="L2">
      <style:text-properties officeooo:rsid="0024d5a1" officeooo:paragraph-rsid="0016537b"/>
    </style:style>
    <style:style style:name="P53" style:family="paragraph" style:parent-style-name="Standard" style:list-style-name="L3">
      <style:text-properties officeooo:rsid="001cf40e" officeooo:paragraph-rsid="003b2b95"/>
    </style:style>
    <style:style style:name="P54" style:family="paragraph" style:parent-style-name="Standard" style:list-style-name="L4">
      <style:text-properties officeooo:rsid="001cf40e" officeooo:paragraph-rsid="003b2b95"/>
    </style:style>
    <style:style style:name="P55" style:family="paragraph" style:parent-style-name="Standard" style:list-style-name="L5">
      <style:text-properties officeooo:rsid="001cf40e" officeooo:paragraph-rsid="003b2b95"/>
    </style:style>
    <style:style style:name="P56" style:family="paragraph" style:parent-style-name="Standard" style:list-style-name="L7">
      <style:text-properties officeooo:rsid="001cf40e" officeooo:paragraph-rsid="003b2b95"/>
    </style:style>
    <style:style style:name="P57" style:family="paragraph" style:parent-style-name="Standard" style:list-style-name="L3">
      <style:text-properties fo:font-weight="normal" officeooo:rsid="001cf40e" officeooo:paragraph-rsid="003b2b95" style:font-weight-asian="normal" style:font-weight-complex="normal"/>
    </style:style>
    <style:style style:name="P58" style:family="paragraph" style:parent-style-name="Standard" style:list-style-name="L4">
      <style:text-properties fo:font-weight="normal" officeooo:rsid="001cf40e" officeooo:paragraph-rsid="003b2b95" style:font-weight-asian="normal" style:font-weight-complex="normal"/>
    </style:style>
    <style:style style:name="P59" style:family="paragraph" style:parent-style-name="Standard" style:list-style-name="L5">
      <style:text-properties fo:font-weight="normal" officeooo:rsid="001cf40e" officeooo:paragraph-rsid="003b2b95" style:font-weight-asian="normal" style:font-weight-complex="normal"/>
    </style:style>
    <style:style style:name="P60" style:family="paragraph" style:parent-style-name="Standard" style:list-style-name="L7">
      <style:text-properties fo:font-weight="normal" officeooo:rsid="001cf40e" officeooo:paragraph-rsid="003b2b95" style:font-weight-asian="normal" style:font-weight-complex="normal"/>
    </style:style>
    <style:style style:name="P61" style:family="paragraph" style:parent-style-name="Standard" style:list-style-name="L6">
      <style:text-properties fo:font-weight="normal" officeooo:rsid="001dbf51" officeooo:paragraph-rsid="003b2b95" style:font-weight-asian="normal" style:font-weight-complex="normal"/>
    </style:style>
    <style:style style:name="P62" style:family="paragraph" style:parent-style-name="Standard" style:list-style-name="L8">
      <style:text-properties fo:font-weight="normal" officeooo:rsid="001ab1a2" officeooo:paragraph-rsid="001ab1a2" style:font-weight-asian="normal" style:font-weight-complex="normal"/>
    </style:style>
    <style:style style:name="P63" style:family="paragraph" style:parent-style-name="Standard" style:list-style-name="L8">
      <style:text-properties fo:font-weight="normal" officeooo:rsid="001b9b44" officeooo:paragraph-rsid="001b9b44" style:font-weight-asian="normal" style:font-weight-complex="normal"/>
    </style:style>
    <style:style style:name="P64" style:family="paragraph" style:parent-style-name="Standard" style:list-style-name="L9">
      <style:text-properties fo:font-weight="normal" officeooo:rsid="001d3de5" officeooo:paragraph-rsid="001d3de5" style:font-weight-asian="normal" style:font-weight-complex="normal"/>
    </style:style>
    <style:style style:name="P65" style:family="paragraph" style:parent-style-name="Standard" style:list-style-name="L11">
      <style:text-properties fo:font-weight="normal" officeooo:rsid="001d3de5" officeooo:paragraph-rsid="003bbbc4" style:font-weight-asian="normal" style:font-weight-complex="normal"/>
    </style:style>
    <style:style style:name="P66" style:family="paragraph" style:parent-style-name="Standard" style:list-style-name="L10">
      <style:text-properties fo:font-weight="normal" officeooo:rsid="00381d6d" officeooo:paragraph-rsid="003bbbc4" style:font-weight-asian="normal" style:font-weight-complex="normal"/>
    </style:style>
    <style:style style:name="P67" style:family="paragraph" style:parent-style-name="Standard" style:list-style-name="L12">
      <style:text-properties fo:font-weight="normal" officeooo:rsid="003742e0" officeooo:paragraph-rsid="003742e0" style:font-weight-asian="normal" style:font-weight-complex="normal"/>
    </style:style>
    <style:style style:name="P68" style:family="paragraph" style:parent-style-name="Standard" style:list-style-name="L23">
      <style:text-properties fo:font-weight="normal" officeooo:rsid="005424d8" officeooo:paragraph-rsid="005424d8" style:font-weight-asian="normal" style:font-weight-complex="normal"/>
    </style:style>
    <style:style style:name="P69" style:family="paragraph" style:parent-style-name="Standard" style:list-style-name="L4">
      <style:text-properties officeooo:rsid="0016537b" officeooo:paragraph-rsid="003b2b95"/>
    </style:style>
    <style:style style:name="P70" style:family="paragraph" style:parent-style-name="Standard" style:list-style-name="L6">
      <style:text-properties officeooo:rsid="001d3de5" officeooo:paragraph-rsid="003b2b95"/>
    </style:style>
    <style:style style:name="P71" style:family="paragraph" style:parent-style-name="Standard" style:list-style-name="L11">
      <style:text-properties officeooo:rsid="001d3de5" officeooo:paragraph-rsid="003bbbc4"/>
    </style:style>
    <style:style style:name="P72" style:family="paragraph" style:parent-style-name="Standard" style:list-style-name="L6">
      <style:text-properties officeooo:rsid="003b2b95" officeooo:paragraph-rsid="003b2b95"/>
    </style:style>
    <style:style style:name="P73" style:family="paragraph" style:parent-style-name="Standard" style:list-style-name="L10">
      <style:text-properties officeooo:rsid="001dbf51" officeooo:paragraph-rsid="003bbbc4"/>
    </style:style>
    <style:style style:name="P74" style:family="paragraph" style:parent-style-name="Standard" style:list-style-name="L16">
      <style:text-properties officeooo:rsid="001dbf51" officeooo:paragraph-rsid="001dbf51"/>
    </style:style>
    <style:style style:name="P75" style:family="paragraph" style:parent-style-name="Standard" style:list-style-name="L18">
      <style:text-properties officeooo:rsid="001dbf51" officeooo:paragraph-rsid="00250f45"/>
    </style:style>
    <style:style style:name="P76" style:family="paragraph" style:parent-style-name="Standard" style:list-style-name="L19">
      <style:text-properties officeooo:rsid="001dbf51" officeooo:paragraph-rsid="00250f45"/>
    </style:style>
    <style:style style:name="P77" style:family="paragraph" style:parent-style-name="Standard" style:list-style-name="L20">
      <style:text-properties officeooo:rsid="001dbf51" officeooo:paragraph-rsid="00267ae0"/>
    </style:style>
    <style:style style:name="P78" style:family="paragraph" style:parent-style-name="Standard" style:list-style-name="L20">
      <style:text-properties officeooo:rsid="001dbf51" officeooo:paragraph-rsid="00284fbc"/>
    </style:style>
    <style:style style:name="P79" style:family="paragraph" style:parent-style-name="Standard" style:list-style-name="L20">
      <style:text-properties officeooo:rsid="001dbf51" officeooo:paragraph-rsid="002f1c20"/>
    </style:style>
    <style:style style:name="P80" style:family="paragraph" style:parent-style-name="Standard" style:list-style-name="L10">
      <style:text-properties officeooo:rsid="001ec8e9" officeooo:paragraph-rsid="003bbbc4"/>
    </style:style>
    <style:style style:name="P81" style:family="paragraph" style:parent-style-name="Standard" style:list-style-name="L11">
      <style:text-properties officeooo:rsid="004edda9" officeooo:paragraph-rsid="004edda9"/>
    </style:style>
    <style:style style:name="P82" style:family="paragraph" style:parent-style-name="Standard" style:list-style-name="L13">
      <style:text-properties officeooo:rsid="001da5e5" officeooo:paragraph-rsid="001da5e5"/>
    </style:style>
    <style:style style:name="P83" style:family="paragraph" style:parent-style-name="Standard" style:list-style-name="L13">
      <style:text-properties officeooo:rsid="00311225" officeooo:paragraph-rsid="00311225"/>
    </style:style>
    <style:style style:name="P84" style:family="paragraph" style:parent-style-name="Standard" style:list-style-name="L13">
      <style:text-properties officeooo:rsid="00311225" officeooo:paragraph-rsid="00322673"/>
    </style:style>
    <style:style style:name="P85" style:family="paragraph" style:parent-style-name="Standard" style:list-style-name="L13">
      <style:text-properties officeooo:rsid="00311225" officeooo:paragraph-rsid="003567ce"/>
    </style:style>
    <style:style style:name="P86" style:family="paragraph" style:parent-style-name="Standard" style:list-style-name="L13">
      <style:text-properties officeooo:rsid="003bbbc4" officeooo:paragraph-rsid="003bbbc4"/>
    </style:style>
    <style:style style:name="P87" style:family="paragraph" style:parent-style-name="Standard" style:list-style-name="L13">
      <style:text-properties officeooo:rsid="00322673" officeooo:paragraph-rsid="00322673"/>
    </style:style>
    <style:style style:name="P88" style:family="paragraph" style:parent-style-name="Standard" style:list-style-name="L13">
      <style:text-properties officeooo:rsid="003567ce" officeooo:paragraph-rsid="003567ce"/>
    </style:style>
    <style:style style:name="P89" style:family="paragraph" style:parent-style-name="Standard" style:list-style-name="L14">
      <style:text-properties officeooo:rsid="00522fde" officeooo:paragraph-rsid="00522fde"/>
    </style:style>
    <style:style style:name="P90" style:family="paragraph" style:parent-style-name="Standard" style:list-style-name="L15">
      <style:text-properties officeooo:rsid="00522fde" officeooo:paragraph-rsid="00522fde"/>
    </style:style>
    <style:style style:name="P91" style:family="paragraph" style:parent-style-name="Standard" style:list-style-name="L17">
      <style:text-properties officeooo:rsid="0022c186" officeooo:paragraph-rsid="0022c186"/>
    </style:style>
    <style:style style:name="P92" style:family="paragraph" style:parent-style-name="Standard" style:list-style-name="L17">
      <style:text-properties officeooo:rsid="00219a50" officeooo:paragraph-rsid="00219a50"/>
    </style:style>
    <style:style style:name="P93" style:family="paragraph" style:parent-style-name="Standard" style:list-style-name="L20">
      <style:text-properties officeooo:rsid="00219a50" officeooo:paragraph-rsid="00284fbc"/>
    </style:style>
    <style:style style:name="P94" style:family="paragraph" style:parent-style-name="Standard" style:list-style-name="L20">
      <style:text-properties officeooo:rsid="00219a50" officeooo:paragraph-rsid="00292bb5"/>
    </style:style>
    <style:style style:name="P95" style:family="paragraph" style:parent-style-name="Standard" style:list-style-name="L18">
      <style:text-properties officeooo:rsid="00250f45" officeooo:paragraph-rsid="00250f45"/>
    </style:style>
    <style:style style:name="P96" style:family="paragraph" style:parent-style-name="Standard" style:list-style-name="L19">
      <style:text-properties officeooo:rsid="00250f45" officeooo:paragraph-rsid="00250f45"/>
    </style:style>
    <style:style style:name="P97" style:family="paragraph" style:parent-style-name="Standard" style:list-style-name="L20">
      <style:text-properties officeooo:rsid="00403293" officeooo:paragraph-rsid="00487c96"/>
    </style:style>
    <style:style style:name="P98" style:family="paragraph" style:parent-style-name="Standard" style:list-style-name="L20">
      <style:text-properties officeooo:rsid="002a949f" officeooo:paragraph-rsid="002a949f"/>
    </style:style>
    <style:style style:name="P99" style:family="paragraph" style:parent-style-name="Standard" style:list-style-name="L20">
      <style:text-properties officeooo:rsid="002a949f" officeooo:paragraph-rsid="002f1c20"/>
    </style:style>
    <style:style style:name="P100" style:family="paragraph" style:parent-style-name="Standard" style:list-style-name="L21">
      <style:text-properties officeooo:rsid="002a949f" officeooo:paragraph-rsid="002a949f"/>
    </style:style>
    <style:style style:name="P101" style:family="paragraph" style:parent-style-name="Standard" style:list-style-name="L21">
      <style:text-properties officeooo:rsid="002a949f" officeooo:paragraph-rsid="002d56e9"/>
    </style:style>
    <style:style style:name="P102" style:family="paragraph" style:parent-style-name="Standard" style:list-style-name="L22">
      <style:text-properties officeooo:rsid="002a949f" officeooo:paragraph-rsid="002a949f"/>
    </style:style>
    <style:style style:name="P103" style:family="paragraph" style:parent-style-name="Standard" style:list-style-name="L22">
      <style:text-properties officeooo:rsid="002a949f" officeooo:paragraph-rsid="002f1c20"/>
    </style:style>
    <style:style style:name="P104" style:family="paragraph" style:parent-style-name="Standard" style:list-style-name="L22">
      <style:text-properties officeooo:rsid="002a949f" officeooo:paragraph-rsid="002b8f69"/>
    </style:style>
    <style:style style:name="P105" style:family="paragraph" style:parent-style-name="Standard" style:list-style-name="L20">
      <style:text-properties officeooo:rsid="00284fbc" officeooo:paragraph-rsid="00284fbc"/>
    </style:style>
    <style:style style:name="P106" style:family="paragraph" style:parent-style-name="Standard" style:list-style-name="L20">
      <style:text-properties officeooo:rsid="00284fbc" officeooo:paragraph-rsid="002f1c20"/>
    </style:style>
    <style:style style:name="P107" style:family="paragraph" style:parent-style-name="Standard" style:list-style-name="L20">
      <style:text-properties officeooo:rsid="00292bb5" officeooo:paragraph-rsid="00292bb5"/>
    </style:style>
    <style:style style:name="P108" style:family="paragraph" style:parent-style-name="Standard" style:list-style-name="L20">
      <style:text-properties officeooo:rsid="00292bb5" officeooo:paragraph-rsid="002f1c20"/>
    </style:style>
    <style:style style:name="P109" style:family="paragraph" style:parent-style-name="Standard" style:list-style-name="L21">
      <style:text-properties officeooo:rsid="0043b684" officeooo:paragraph-rsid="0043b684"/>
    </style:style>
    <style:style style:name="P110" style:family="paragraph" style:parent-style-name="Standard" style:list-style-name="L22">
      <style:text-properties officeooo:rsid="002b8f69" officeooo:paragraph-rsid="002b8f69"/>
    </style:style>
    <style:style style:name="P111" style:family="paragraph" style:parent-style-name="Standard" style:list-style-name="L22">
      <style:text-properties officeooo:rsid="00465ad7" officeooo:paragraph-rsid="00487c96"/>
    </style:style>
    <style:style style:name="P112" style:family="paragraph" style:parent-style-name="Standard" style:list-style-name="L22">
      <style:text-properties officeooo:rsid="004792f0" officeooo:paragraph-rsid="004792f0"/>
    </style:style>
    <style:style style:name="P113" style:family="paragraph" style:parent-style-name="Standard" style:list-style-name="L20">
      <style:text-properties officeooo:rsid="0049b947" officeooo:paragraph-rsid="0049b947"/>
    </style:style>
    <style:style style:name="P114" style:family="paragraph" style:parent-style-name="Standard" style:list-style-name="L21">
      <style:text-properties officeooo:rsid="004b5918" officeooo:paragraph-rsid="004b5918"/>
    </style:style>
    <style:style style:name="P115" style:family="paragraph" style:parent-style-name="Standard">
      <style:text-properties officeooo:rsid="005424d8" officeooo:paragraph-rsid="005424d8"/>
    </style:style>
    <style:style style:name="P116" style:family="paragraph" style:parent-style-name="Standard" style:list-style-name="L23">
      <style:text-properties officeooo:rsid="005424d8" officeooo:paragraph-rsid="005424d8"/>
    </style:style>
    <style:style style:name="P117" style:family="paragraph" style:parent-style-name="Standard" style:list-style-name="L24">
      <style:text-properties officeooo:rsid="005424d8" officeooo:paragraph-rsid="005424d8"/>
    </style:style>
    <style:style style:name="P118" style:family="paragraph" style:parent-style-name="Standard">
      <style:text-properties fo:font-weight="bold" officeooo:rsid="005424d8" officeooo:paragraph-rsid="005424d8" style:font-weight-asian="bold" style:font-weight-complex="bold"/>
    </style:style>
    <style:style style:name="P119" style:family="paragraph" style:parent-style-name="Standard" style:list-style-name="L23">
      <style:text-properties officeooo:paragraph-rsid="005424d8"/>
    </style:style>
    <style:style style:name="P120" style:family="paragraph" style:parent-style-name="Standard" style:list-style-name="L24">
      <style:text-properties officeooo:paragraph-rsid="005424d8"/>
    </style:style>
    <style:style style:name="P121" style:family="paragraph" style:parent-style-name="Standard">
      <style:text-properties officeooo:paragraph-rsid="005424d8"/>
    </style:style>
    <style:style style:name="P122" style:family="paragraph" style:parent-style-name="Standard" style:list-style-name="L24">
      <style:text-properties fo:language="ru" fo:country="RU" officeooo:rsid="005424d8" officeooo:paragraph-rsid="005424d8"/>
    </style:style>
    <style:style style:name="P123" style:family="paragraph" style:parent-style-name="Standard" style:list-style-name="L25">
      <style:text-properties officeooo:paragraph-rsid="005424d8"/>
    </style:style>
    <style:style style:name="P124" style:family="paragraph" style:parent-style-name="Standard" style:list-style-name="L25">
      <style:text-properties officeooo:paragraph-rsid="0056b61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537b" style:font-weight-asian="bold" style:font-weight-complex="bold"/>
    </style:style>
    <style:style style:name="T3" style:family="text">
      <style:text-properties fo:font-weight="bold" officeooo:rsid="001b9b44" style:font-weight-asian="bold" style:font-weight-complex="bold"/>
    </style:style>
    <style:style style:name="T4" style:family="text">
      <style:text-properties fo:font-weight="bold" officeooo:rsid="001ab1a2" style:font-weight-asian="bold" style:font-weight-complex="bold"/>
    </style:style>
    <style:style style:name="T5" style:family="text">
      <style:text-properties officeooo:rsid="0013d9fd"/>
    </style:style>
    <style:style style:name="T6" style:family="text">
      <style:text-properties officeooo:rsid="0016537b"/>
    </style:style>
    <style:style style:name="T7" style:family="text">
      <style:text-properties officeooo:rsid="0025fc4b"/>
    </style:style>
    <style:style style:name="T8" style:family="text">
      <style:text-properties officeooo:rsid="00185b7b"/>
    </style:style>
    <style:style style:name="T9" style:family="text">
      <style:text-properties officeooo:rsid="001ab1a2"/>
    </style:style>
    <style:style style:name="T10" style:family="text">
      <style:text-properties officeooo:rsid="001b9b44"/>
    </style:style>
    <style:style style:name="T11" style:family="text">
      <style:text-properties officeooo:rsid="001cf40e"/>
    </style:style>
    <style:style style:name="T12" style:family="text">
      <style:text-properties officeooo:rsid="0020569a"/>
    </style:style>
    <style:style style:name="T13" style:family="text">
      <style:text-properties officeooo:rsid="00219a50"/>
    </style:style>
    <style:style style:name="T14" style:family="text">
      <style:text-properties officeooo:rsid="0022c186"/>
    </style:style>
    <style:style style:name="T15" style:family="text">
      <style:text-properties officeooo:rsid="00250f45"/>
    </style:style>
    <style:style style:name="T16" style:family="text">
      <style:text-properties officeooo:rsid="00267ae0"/>
    </style:style>
    <style:style style:name="T17" style:family="text">
      <style:text-properties officeooo:rsid="00284fbc"/>
    </style:style>
    <style:style style:name="T18" style:family="text">
      <style:text-properties officeooo:rsid="002b8f69"/>
    </style:style>
    <style:style style:name="T19" style:family="text">
      <style:text-properties officeooo:rsid="002f1c20"/>
    </style:style>
    <style:style style:name="T20" style:family="text">
      <style:text-properties officeooo:rsid="00322673"/>
    </style:style>
    <style:style style:name="T21" style:family="text">
      <style:text-properties officeooo:rsid="003567ce"/>
    </style:style>
    <style:style style:name="T22" style:family="text">
      <style:text-properties officeooo:rsid="0035c539"/>
    </style:style>
    <style:style style:name="T23" style:family="text">
      <style:text-properties officeooo:rsid="003742e0"/>
    </style:style>
    <style:style style:name="T24" style:family="text">
      <style:text-properties officeooo:rsid="00381d6d"/>
    </style:style>
    <style:style style:name="T25" style:family="text">
      <style:text-properties officeooo:rsid="00396f8b"/>
    </style:style>
    <style:style style:name="T26" style:family="text">
      <style:text-properties officeooo:rsid="003bbbc4"/>
    </style:style>
    <style:style style:name="T27" style:family="text">
      <style:text-properties officeooo:rsid="00403293"/>
    </style:style>
    <style:style style:name="T28" style:family="text">
      <style:text-properties officeooo:rsid="00449114"/>
    </style:style>
    <style:style style:name="T29" style:family="text">
      <style:text-properties officeooo:rsid="00465ad7"/>
    </style:style>
    <style:style style:name="T30" style:family="text">
      <style:text-properties officeooo:rsid="00487c96"/>
    </style:style>
    <style:style style:name="T31" style:family="text">
      <style:text-properties officeooo:rsid="0049b947"/>
    </style:style>
    <style:style style:name="T32" style:family="text">
      <style:text-properties officeooo:rsid="004b5918"/>
    </style:style>
    <style:style style:name="T33" style:family="text">
      <style:text-properties officeooo:rsid="0050c625"/>
    </style:style>
    <style:style style:name="T34" style:family="text">
      <style:text-properties officeooo:rsid="0052fba5"/>
    </style:style>
    <style:style style:name="T35" style:family="text">
      <style:text-properties officeooo:rsid="005424d8"/>
    </style:style>
    <style:style style:name="T36" style:family="text">
      <style:text-properties fo:language="en" fo:country="US"/>
    </style:style>
    <style:style style:name="T37" style:family="text">
      <style:text-properties fo:language="en" fo:country="US" officeooo:rsid="005424d8"/>
    </style:style>
    <style:style style:name="T38" style:family="text">
      <style:text-properties fo:language="en" fo:country="US" fo:font-weight="normal" officeooo:rsid="005424d8" style:font-weight-asian="normal" style:font-weight-complex="normal"/>
    </style:style>
    <style:style style:name="T39" style:family="text">
      <style:text-properties fo:language="en" fo:country="US" fo:font-weight="normal" officeooo:rsid="0056b613" style:font-weight-asian="normal" style:font-weight-complex="normal"/>
    </style:style>
    <style:style style:name="T40" style:family="text">
      <style:text-properties fo:language="ru" fo:country="RU"/>
    </style:style>
    <style:style style:name="T41" style:family="text">
      <style:text-properties fo:language="ru" fo:country="RU" fo:font-weight="normal" officeooo:rsid="005424d8" style:font-weight-asian="normal" style:font-weight-complex="normal"/>
    </style:style>
    <style:style style:name="T42" style:family="text">
      <style:text-properties fo:language="ru" fo:country="RU" fo:font-weight="normal" officeooo:rsid="0056b613" style:font-weight-asian="normal" style:font-weight-complex="normal"/>
    </style:style>
    <style:style style:name="T43" style:family="text">
      <style:text-properties fo:language="ru" fo:country="RU" officeooo:rsid="005424d8"/>
    </style:style>
    <style:style style:name="T44" style:family="text">
      <style:text-properties fo:font-weight="normal" officeooo:rsid="005424d8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Техническое задание по ИВС</text:p>
      <text:p text:style-name="P23"/>
      <text:p text:style-name="P1"><text:span text:style-name="T1">Основная задача:</text:span> спроектировать и написать <text:span text:style-name="T5">систему автоматизированного управления рабочими процессами в виде</text:span> клиент — серверно<text:span text:style-name="T5">го</text:span> приложени<text:span text:style-name="T5">я</text:span> в основе которого будут лежать технологии: REST-API и SPA. Приложение должно полу-автоматизировать процесс контроля и работы над задачам компании.</text:p>
      <text:p text:style-name="P2"/>
      <text:p text:style-name="P3">Основные функции:</text:p>
      <text:list text:style-name="L1">
        <text:list-item>
          <text:p text:style-name="P48">Добавить раздел аутентификации сотрудников;</text:p>
        </text:list-item>
        <text:list-item>
          <text:p text:style-name="P48">Позволять сотруднику просматривать информацию о себе;</text:p>
        </text:list-item>
        <text:list-item>
          <text:p text:style-name="P48">Организовать уровни авторизированного доступ к определённым функциям и разделам приложения;</text:p>
        </text:list-item>
        <text:list-item>
          <text:p text:style-name="P48">Управление сотрудниками — позволять просматривать, изменять и *увольнять сотрудников;</text:p>
        </text:list-item>
        <text:list-item>
          <text:p text:style-name="P48">Управление задачами внутри компании — позволять вести учёт и отслеживание задач направленных на организацию внутренних процессов компании;</text:p>
        </text:list-item>
        <text:list-item>
          <text:p text:style-name="P49">Предоставить раздел списка всех задач компании с возможностью просматривать каждую задачу в виде отдельной карточки, редактировать и добавлять новые. Также добавить возможность поиска по <text:span text:style-name="T8">номеру </text:span>задач<text:span text:style-name="T8">и</text:span>;</text:p>
        </text:list-item>
        <text:list-item>
          <text:p text:style-name="P48">Управление процессами движения клиентских заявок — позволять вести учёт и отслеживание состояния клиентских заявок на ремонт и обслуживание оборудования;</text:p>
        </text:list-item>
        <text:list-item>
          <text:p text:style-name="P49">Предоставить раздел списка всех заявок (открытых и закрытых). Добавить возможность просмотра заявки в виде карточки, редактировать её и добавлять новые. Внести возможность поиска заявки по номеру. (Важно! Редактировать можно только открытые заявки, после закрытия заявки её редактирования невозможно);</text:p>
        </text:list-item>
        <text:list-item>
          <text:p text:style-name="P51">Позволять вести учёт клиентов — добавить раздел просмотра клиентов, где будут отражены их текущие и выполненные заявки в виде обращений (дата обращения, вид услуги — ремонт/обслуживание, дата завершения), добавить возможность просматривать клиентов, добавлять и обновлять информацию о каждом.</text:p>
        </text:list-item>
      </text:list>
      <text:p text:style-name="P25"/>
      <text:p text:style-name="P4">Бизнес сущности</text:p>
      <text:p text:style-name="P4"/>
      <text:p text:style-name="P4">Заявка от клиента</text:p>
      <text:p text:style-name="P26"><text:tab/>Создаётся каждый раз на новое обращение, должна пройти все стадии от открытия до закрытия, не может оставаться в подвешенном состоянии.</text:p>
      <text:p text:style-name="P26">Поля <text:span text:style-name="T11">карточки</text:span>:</text:p>
      <text:list text:style-name="L2">
        <text:list-item>
          <text:p text:style-name="P50">Номер заявки (уникальная строка, формируется по шаблону: &lt;ДАТА&gt;-&lt;порядковый номер&gt;)</text:p>
        </text:list-item>
        <text:list-item>
          <text:p text:style-name="P52">Дата открытия <text:span text:style-name="T6">(дата-время)</text:span></text:p>
        </text:list-item>
        <text:list-item>
          <text:p text:style-name="P52">Дата закрытия <text:span text:style-name="T6">(дата-время)</text:span></text:p>
        </text:list-item>
        <text:list-item>
          <text:p text:style-name="P52">Ориентировочная дата выполнения <text:span text:style-name="T6">(дата)</text:span></text:p>
        </text:list-item>
        <text:list-item>
          <text:p text:style-name="P52">Клиент (<text:span text:style-name="T6">выбирается из списка *</text:span><text:span text:style-name="T2">клиентов</text:span>)</text:p>
        </text:list-item>
        <text:list-item>
          <text:p text:style-name="P52"><text:span text:style-name="T25">Предмет заявки</text:span> (название оборудования)</text:p>
        </text:list-item>
        <text:list-item>
          <text:p text:style-name="P52">Вид услуги (ремонт/обслуживание — <text:span text:style-name="T6">выбирается из списка *</text:span><text:span text:style-name="T2">услуг</text:span>)</text:p>
        </text:list-item>
        <text:list-item>
          <text:p text:style-name="P52">Описание (описываем то, что хотим от сервиса: если это ремонт — описываем неисправность, если обслуживание — описываем в чём заключается его суть)</text:p>
        </text:list-item>
        <text:list-item>
          <text:p text:style-name="P52">Статус (открыта/закрыта/приёмка/выезд/проверка/ремонт/тестирование/выдача — <text:span text:style-name="T6">выбирается из списка *</text:span><text:span text:style-name="T2">состояний </text:span><text:span text:style-name="T3">заявки</text:span>)</text:p>
        </text:list-item>
        <text:list-item>
          <text:p text:style-name="P52">Исполнитель (сотрудник, кто занимается в данный момент заявкой — <text:span text:style-name="T6">выбирается из списка *</text:span><text:span text:style-name="T2">сотрудников</text:span>)</text:p>
        </text:list-item>
        <text:list-item>
          <text:p text:style-name="P52"><text:span text:style-name="T9">*</text:span><text:span text:style-name="T4">Комментарии</text:span> <text:span text:style-name="T7">(какие — то замечания по заявке во время её исполнения от сотрудников — </text:span><text:span text:style-name="T6">цепочка комментариев, каждый можно удалить, или отредактировать</text:span><text:span text:style-name="T7">)</text:span></text:p>
        </text:list-item>
      </text:list>
      <text:p text:style-name="P19">Состояния заявки:</text:p>
      <text:list text:style-name="L3">
        <text:list-item>
          <text:p text:style-name="P53">Закрыта</text:p>
        </text:list-item>
        <text:list-item>
          <text:p text:style-name="P53">Приёмка</text:p>
        </text:list-item>
        <text:list-item>
          <text:p text:style-name="P53">Выезд</text:p>
        </text:list-item>
        <text:list-item>
          <text:p text:style-name="P53">Ремонт</text:p>
        </text:list-item>
        <text:list-item>
          <text:p text:style-name="P53">Тестирование</text:p>
        </text:list-item>
        <text:list-item>
          <text:p text:style-name="P57">Выдача</text:p>
        </text:list-item>
      </text:list>
      <text:p text:style-name="P18"/>
      <text:p text:style-name="P5">Клиент</text:p>
      <text:p text:style-name="P27"><text:tab/>Каждый новый клиент должен быть зарегистрирован в базе клиентов.</text:p>
      <text:p text:style-name="P27">Поля карточки:</text:p>
      <text:list text:style-name="L4">
        <text:list-item>
          <text:p text:style-name="P69">ФИО <text:span text:style-name="T11">(текст)</text:span></text:p>
        </text:list-item>
        <text:list-item>
          <text:p text:style-name="P69">Номер телефона <text:span text:style-name="T11">(текст)</text:span></text:p>
        </text:list-item>
        <text:list-item>
          <text:p text:style-name="P54">Адрес электронной почты (текст)</text:p>
        </text:list-item>
        <text:list-item>
          <text:p text:style-name="P54">Адрес проживания (текст)</text:p>
        </text:list-item>
        <text:list-item>
          <text:p text:style-name="P69">Дата добавления (дата-время)</text:p>
        </text:list-item>
        <text:list-item>
          <text:p text:style-name="P58">Связанные заявки (возможность просматривать открытые/закрытые заявки клиента из списка *заявки)</text:p>
        </text:list-item>
      </text:list>
      <text:p text:style-name="P32"/>
      <text:p text:style-name="P18">Услуга</text:p>
      <text:p text:style-name="P42"><text:tab/>Тип деятельности, которой занимается компания по отношению к потребностям клиентов. </text:p>
      <text:p text:style-name="P42">Типы услуг:</text:p>
      <text:list text:style-name="L5">
        <text:list-item>
          <text:p text:style-name="P55">Обслуживание</text:p>
        </text:list-item>
        <text:list-item>
          <text:p text:style-name="P59">Ремонт</text:p>
        </text:list-item>
      </text:list>
      <text:p text:style-name="P32"/>
      <text:p text:style-name="P9">Сотрудник</text:p>
      <text:p text:style-name="P35"><text:tab/>Учётная запись сотрудника определяет его возможности в системе, а также позволяет вести учёт кадров.</text:p>
      <text:p text:style-name="P35">Поля карточки:</text:p>
      <text:list text:style-name="L6">
        <text:list-item>
          <text:p text:style-name="P70">ФИО (текст)</text:p>
        </text:list-item>
        <text:list-item>
          <text:p text:style-name="P72">Логин (уникальное слово)</text:p>
        </text:list-item>
        <text:list-item>
          <text:p text:style-name="P72">Пароль (хранится только ХЕШ)</text:p>
        </text:list-item>
        <text:list-item>
          <text:p text:style-name="P70">Номер телефона (текст)</text:p>
        </text:list-item>
        <text:list-item>
          <text:p text:style-name="P70">Электронная почта (текст)</text:p>
        </text:list-item>
        <text:list-item>
          <text:p text:style-name="P70">Адрес проживания (текст)</text:p>
        </text:list-item>
        <text:list-item>
          <text:p text:style-name="P70">Должность (выбирается значение из списка *<text:span text:style-name="T1">должностей компании</text:span>)</text:p>
        </text:list-item>
        <text:list-item>
          <text:p text:style-name="P70">Дата назначения (дата)</text:p>
        </text:list-item>
        <text:list-item>
          <text:p text:style-name="P70">Дата увольнения (<text:span text:style-name="T24">дата, если выбран пункт - «Уволен»</text:span>)</text:p>
        </text:list-item>
        <text:list-item>
          <text:p text:style-name="P70">Уровень доступа (поле заполняется из списка *<text:span text:style-name="T1">уровней доступа</text:span>)</text:p>
        </text:list-item>
        <text:list-item>
          <text:p text:style-name="P61">Доступность (выбирается из списка *<text:span text:style-name="T1">доступностей сотрудников</text:span>)</text:p>
        </text:list-item>
      </text:list>
      <text:p text:style-name="P33"/>
      <text:p text:style-name="P18">Комментарий</text:p>
      <text:p text:style-name="P42"><text:tab/>Приписка, которая может использоваться в задачах уровня компании, или в заявках от клиентов.</text:p>
      <text:p text:style-name="P42">Поля карточки:</text:p>
      <text:list text:style-name="L7">
        <text:list-item>
          <text:p text:style-name="P56">Дата создания (дата-время)</text:p>
        </text:list-item>
        <text:list-item>
          <text:p text:style-name="P60">Текст (текст)</text:p>
        </text:list-item>
      </text:list>
      <text:p text:style-name="P7">Задача компании</text:p>
      <text:p text:style-name="P28"><text:tab/>Задача компании — способ описания требований между отделами. Каждое новое действие сопровождается открытием соответствующей задачи в системе. Каждая задача проходит этапы: открыта, в работе, оценка, закрыта. Закрытые задачи можно открывать повторно отправляя их в работу.</text:p>
      <text:p text:style-name="P29">Поля <text:span text:style-name="T11">карточки</text:span>:</text:p>
      <text:list text:style-name="L8">
        <text:list-item>
          <text:p text:style-name="P62">Номер задачи (уникальная строка, формируется по шаблону: &lt;ДАТА&gt;-&lt;порядковый номер&gt;)</text:p>
        </text:list-item>
        <text:list-item>
          <text:p text:style-name="P62">Название задачи <text:span text:style-name="T10">(текст)</text:span></text:p>
        </text:list-item>
        <text:list-item>
          <text:p text:style-name="P62">Описание <text:span text:style-name="T10">(текст)</text:span></text:p>
        </text:list-item>
        <text:list-item>
          <text:p text:style-name="P62">Дата открытия <text:span text:style-name="T10">(дата-время)</text:span></text:p>
        </text:list-item>
        <text:list-item>
          <text:p text:style-name="P62">Дата закрытия <text:span text:style-name="T10">(дата-время)</text:span></text:p>
        </text:list-item>
        <text:list-item>
          <text:p text:style-name="P63">Дата ориентировочного выполнения (дата)</text:p>
        </text:list-item>
        <text:list-item>
          <text:p text:style-name="P62">Статус <text:span text:style-name="T10">(выбор из списка *</text:span><text:span text:style-name="T3">состояний задачи</text:span><text:span text:style-name="T10">: открыта/в работе/оценка/закрыта)</text:span></text:p>
        </text:list-item>
        <text:list-item>
          <text:p text:style-name="P62">Исполнитель <text:span text:style-name="T10">(выбор из списка *</text:span><text:span text:style-name="T3">сотрудников</text:span><text:span text:style-name="T10">)</text:span></text:p>
        </text:list-item>
        <text:list-item>
          <text:p text:style-name="P62">*<text:span text:style-name="T1">Комментарии</text:span> <text:span text:style-name="T10">(цепочка комментариев, каждый можно редактировать, удалять, или добавлять новый)</text:span></text:p>
        </text:list-item>
      </text:list>
      <text:p text:style-name="P6"/>
      <text:p text:style-name="P8">Состояния задачи:</text:p>
      <text:list text:style-name="L9">
        <text:list-item>
          <text:p text:style-name="P64">Открыта</text:p>
        </text:list-item>
        <text:list-item>
          <text:p text:style-name="P64">В работе</text:p>
        </text:list-item>
        <text:list-item>
          <text:p text:style-name="P64">Оценка</text:p>
        </text:list-item>
        <text:list-item>
          <text:p text:style-name="P64">Закрыта</text:p>
        </text:list-item>
      </text:list>
      <text:p text:style-name="P30"/>
      <text:p text:style-name="P16">Доступность сотрудников:</text:p>
      <text:list text:style-name="L10">
        <text:list-item>
          <text:p text:style-name="P73">Свободен</text:p>
        </text:list-item>
        <text:list-item>
          <text:p text:style-name="P73">Занят</text:p>
        </text:list-item>
        <text:list-item>
          <text:p text:style-name="P73">Выходной</text:p>
        </text:list-item>
        <text:list-item>
          <text:p text:style-name="P80">Отпуск</text:p>
        </text:list-item>
        <text:list-item>
          <text:p text:style-name="P66">Уволен</text:p>
        </text:list-item>
      </text:list>
      <text:p text:style-name="P34"/>
      <text:p text:style-name="P10">Должности в компании:</text:p>
      <text:list text:style-name="L11">
        <text:list-item>
          <text:p text:style-name="P71">Директор</text:p>
        </text:list-item>
        <text:list-item>
          <text:p text:style-name="P71">Секретарь</text:p>
        </text:list-item>
        <text:list-item>
          <text:p text:style-name="P71">Администратор</text:p>
        </text:list-item>
        <text:list-item>
          <text:p text:style-name="P81">Инженер — программист</text:p>
        </text:list-item>
        <text:list-item>
          <text:p text:style-name="P81">Инженер — электрон<text:span text:style-name="T33">ь</text:span>щик</text:p>
        </text:list-item>
        <text:list-item>
          <text:p text:style-name="P81">Инженер полного цикла</text:p>
        </text:list-item>
        <text:list-item>
          <text:p text:style-name="P71">Тестировщик</text:p>
        </text:list-item>
        <text:list-item>
          <text:p text:style-name="P71">Бухгалтер</text:p>
        </text:list-item>
        <text:list-item>
          <text:p text:style-name="P71">HR-администратор</text:p>
        </text:list-item>
        <text:list-item>
          <text:p text:style-name="P65">PR-менеджер</text:p>
        </text:list-item>
      </text:list>
      <text:p text:style-name="P30"/>
      <text:p text:style-name="P17">О сервисе</text:p>
      <text:p text:style-name="P31"><text:tab/>Техническая информация о программном продукте.</text:p>
      <text:p text:style-name="P31">Поля карточки:</text:p>
      <text:list text:style-name="L12">
        <text:list-item>
          <text:p text:style-name="P67">Название сервиса</text:p>
        </text:list-item>
        <text:list-item>
          <text:p text:style-name="P67">Описание сервиса</text:p>
        </text:list-item>
        <text:list-item>
          <text:p text:style-name="P67">Версия</text:p>
        </text:list-item>
        <text:list-item>
          <text:p text:style-name="P67">Сборка</text:p>
        </text:list-item>
        <text:list-item>
          <text:p text:style-name="P67">Разработчик</text:p>
        </text:list-item>
      </text:list>
      <text:p text:style-name="P21"/>
      <text:p text:style-name="P20">Уровни доступа:</text:p>
      <text:list text:style-name="L13">
        <text:list-item>
          <text:p text:style-name="P82">Администратор (полный доступ ко всем функциям, открыты все разделы, разрешены все возможные действия)</text:p>
        </text:list-item>
        <text:list-item>
          <text:p text:style-name="P83">Мастер</text:p>
          <text:list>
            <text:list-item>
              <text:p text:style-name="P83">Карточка профиля — доступны все основные действия.</text:p>
            </text:list-item>
            <text:list-item>
              <text:p text:style-name="P83">Карточка «О <text:span text:style-name="T26">сервисе</text:span>» - доступен просмотр информации.</text:p>
            </text:list-item>
            <text:list-item>
              <text:p text:style-name="P83">Заявки — доступны все основные действия раздела, только запрещено создание новой заявки и закрытие существующей.</text:p>
            </text:list-item>
            <text:list-item>
              <text:p text:style-name="P83">Доска заявок — всё кроме закрытие существующей заявки <text:span text:style-name="T26">и открытия новой</text:span>.</text:p>
            </text:list-item>
            <text:list-item>
              <text:p text:style-name="P83">Задачи — доступны все возможности раздела.</text:p>
            </text:list-item>
            <text:list-item>
              <text:p text:style-name="P83">Доска задач — доступны все возможности раздела.</text:p>
            </text:list-item>
            <text:list-item>
              <text:p text:style-name="P83">Сотрудники — <text:span text:style-name="T26">раздел скрыт.</text:span></text:p>
            </text:list-item>
            <text:list-item>
              <text:p text:style-name="P83">Клиенты — запрещено всё, кроме просмотра клиентов.</text:p>
            </text:list-item>
          </text:list>
        </text:list-item>
        <text:list-item>
          <text:p text:style-name="P86">Менеджер</text:p>
          <text:list>
            <text:list-item>
              <text:p text:style-name="P84">Карточка профиля — доступны все основные действия.</text:p>
            </text:list-item>
            <text:list-item>
              <text:p text:style-name="P84">Карточка «О <text:span text:style-name="T26">сервисе</text:span>» - доступен просмотр информации.</text:p>
            </text:list-item>
            <text:list-item>
              <text:p text:style-name="P84">Заявки — доступны все основные действия раздела.</text:p>
            </text:list-item>
            <text:list-item>
              <text:p text:style-name="P84">Доска заявок — <text:span text:style-name="T20">доступно всё.</text:span></text:p>
            </text:list-item>
            <text:list-item>
              <text:p text:style-name="P84">Задачи — доступны все возможности раздела.</text:p>
            </text:list-item>
            <text:list-item>
              <text:p text:style-name="P84">Доска задач — доступны все возможности раздела.</text:p>
            </text:list-item>
            <text:list-item>
              <text:p text:style-name="P84">Сотрудники — <text:span text:style-name="T26">раздел скрыт.</text:span></text:p>
            </text:list-item>
            <text:list-item>
              <text:p text:style-name="P84">Клиенты — <text:span text:style-name="T20">полный доступ.</text:span></text:p>
            </text:list-item>
          </text:list>
        </text:list-item>
        <text:list-item>
          <text:p text:style-name="P87">Документалист</text:p>
          <text:list>
            <text:list-item>
              <text:p text:style-name="P84">Карточка профиля — доступны все основные действия.</text:p>
            </text:list-item>
            <text:list-item>
              <text:p text:style-name="P84">Карточка «О <text:span text:style-name="T26">сервисе</text:span>» - доступен просмотр информации.</text:p>
            </text:list-item>
            <text:list-item>
              <text:p text:style-name="P84">Заявки — <text:span text:style-name="T20">раздел скрыт.</text:span></text:p>
            </text:list-item>
            <text:list-item>
              <text:p text:style-name="P84">Доска заявок — <text:span text:style-name="T20">раздел скрыт.</text:span></text:p>
            </text:list-item>
            <text:list-item>
              <text:p text:style-name="P84">Задачи — доступны все возможности раздела.</text:p>
            </text:list-item>
            <text:list-item>
              <text:p text:style-name="P84">Доска задач — доступны все возможности раздела.</text:p>
            </text:list-item>
            <text:list-item>
              <text:p text:style-name="P84">Сотрудники — <text:span text:style-name="T20">полный доступ.</text:span></text:p>
            </text:list-item>
            <text:list-item>
              <text:p text:style-name="P84">Клиенты — <text:span text:style-name="T26">раздел скрыт.</text:span></text:p>
            </text:list-item>
          </text:list>
        </text:list-item>
        <text:list-item>
          <text:p text:style-name="P88">Руководитель</text:p>
          <text:list>
            <text:list-item>
              <text:p text:style-name="P85">Карточка профиля — <text:span text:style-name="T26">полный доступ</text:span>.</text:p>
            </text:list-item>
            <text:list-item>
              <text:p text:style-name="P85">Карточка «О компании» - доступ<text:span text:style-name="T26">ен просмотр информации</text:span>.</text:p>
            </text:list-item>
            <text:list-item>
              <text:p text:style-name="P85">Заявки — <text:span text:style-name="T21">полный доступ.</text:span></text:p>
            </text:list-item>
            <text:list-item>
              <text:p text:style-name="P85">Доска заявок — <text:span text:style-name="T21">полный </text:span><text:span text:style-name="T22">доступ</text:span>.</text:p>
            </text:list-item>
            <text:list-item>
              <text:p text:style-name="P85">Задачи — <text:span text:style-name="T26">полный доступ</text:span>.</text:p>
            </text:list-item>
            <text:list-item>
              <text:p text:style-name="P85">Доска задач — <text:span text:style-name="T26">полный доступ</text:span>.</text:p>
            </text:list-item>
            <text:list-item>
              <text:p text:style-name="P85">Сотрудники — <text:span text:style-name="T21">полный доступ</text:span>.</text:p>
            </text:list-item>
            <text:list-item>
              <text:p text:style-name="P85">Клиенты — <text:span text:style-name="T21">полный доступ.</text:span></text:p>
            </text:list-item>
          </text:list>
        </text:list-item>
      </text:list>
      <text:p text:style-name="P46"/>
      <text:p text:style-name="P24">Флаги доступа</text:p>
      <text:list text:style-name="L14">
        <text:list-item>
          <text:p text:style-name="P89">Раздел скрыт - 00</text:p>
        </text:list-item>
        <text:list-item>
          <text:p text:style-name="P89">Смотреть - 01</text:p>
        </text:list-item>
        <text:list-item>
          <text:p text:style-name="P89">Изменять - 10</text:p>
        </text:list-item>
        <text:list-item>
          <text:p text:style-name="P89">Создавать/Удалять/Закрывать — 11</text:p>
        </text:list-item>
      </text:list>
      <text:p text:style-name="P47"/>
      <text:p text:style-name="P24">Разделы</text:p>
      <text:list text:style-name="L15">
        <text:list-item>
          <text:p text:style-name="P90">Сотрудники - <text:span text:style-name="T34">00</text:span></text:p>
        </text:list-item>
        <text:list-item>
          <text:p text:style-name="P90">Клиенты - <text:span text:style-name="T34">00</text:span></text:p>
        </text:list-item>
        <text:list-item>
          <text:p text:style-name="P90">Заявки - <text:span text:style-name="T34">00</text:span></text:p>
        </text:list-item>
        <text:list-item>
          <text:p text:style-name="P90">Задачи - <text:span text:style-name="T34">00</text:span></text:p>
        </text:list-item>
      </text:list>
      <text:p text:style-name="P44">Разделы сервиса и их описание</text:p>
      <text:p text:style-name="P45"/>
      <text:p text:style-name="P43">Основные разделы сервиса:</text:p>
      <text:list text:style-name="L16">
        <text:list-item>
          <text:p text:style-name="P74">Аутентификация сотрудника</text:p>
        </text:list-item>
        <text:list-item>
          <text:p text:style-name="P74">Карточка профиля</text:p>
        </text:list-item>
        <text:list-item>
          <text:p text:style-name="P74"><text:span text:style-name="T16">Карточка «О </text:span><text:span text:style-name="T23">сервисе</text:span>»</text:p>
        </text:list-item>
        <text:list-item>
          <text:p text:style-name="P74">Заявки</text:p>
        </text:list-item>
        <text:list-item>
          <text:p text:style-name="P74">Доска заявок</text:p>
        </text:list-item>
        <text:list-item>
          <text:p text:style-name="P74">Задачи</text:p>
        </text:list-item>
        <text:list-item>
          <text:p text:style-name="P74">Доска задач</text:p>
        </text:list-item>
        <text:list-item>
          <text:p text:style-name="P74">Сотрудники</text:p>
        </text:list-item>
        <text:list-item>
          <text:p text:style-name="P74">Клиенты</text:p>
        </text:list-item>
      </text:list>
      <text:p text:style-name="P36"/>
      <text:p text:style-name="P11">Раздел аутентификации сотрудника</text:p>
      <text:list text:style-name="L17">
        <text:list-item>
          <text:p text:style-name="P91">Основной раздел входа в систему.</text:p>
        </text:list-item>
        <text:list-item>
          <text:p text:style-name="P92">Отображается карточка входа в систему на которой имеются два поля: логин и пароль. Кроме двух полей имеется кнопка: «Вход» после нажатия на которую происходит проверка корректности данных.</text:p>
        </text:list-item>
        <text:list-item>
          <text:p text:style-name="P91">В поле ввода пароля — пароль отображается звёздочками, имеется кнопка «посмотреть пароль».</text:p>
        </text:list-item>
        <text:list-item>
          <text:p text:style-name="P92">Если данные введены не корректны (пустые поля, или формат не соответствует нужному) — отображается сообщение об <text:span text:style-name="T14">ошибке с просьбой повторить попытку.</text:span></text:p>
        </text:list-item>
        <text:list-item>
          <text:p text:style-name="P91">Если по ведённым данным не найден пользователь, или не совпадает связка: логин пароль, также отображаем сообщение об этом и просим повторить.</text:p>
        </text:list-item>
        <text:list-item>
          <text:p text:style-name="P91">В случаи успешной аутентификации мы переходим в раздел соответствующий нашим полномочиям.</text:p>
        </text:list-item>
      </text:list>
      <text:p text:style-name="P37"/>
      <text:p text:style-name="P12">Карточка профиля</text:p>
      <text:list text:style-name="L18">
        <text:list-item>
          <text:p text:style-name="P75"><text:span text:style-name="T15">К</text:span>арточка отображает основную информацию о сотруднике, который вошёл в систем<text:span text:style-name="T15">у.</text:span></text:p>
        </text:list-item>
        <text:list-item>
          <text:p text:style-name="P95">Поля отображаемые в этой карточке описаны в соответствующем разделе.</text:p>
        </text:list-item>
        <text:list-item>
          <text:p text:style-name="P95">Сотрудник может отредактировать поле: «доступность», выставив соответствующий статус.</text:p>
        </text:list-item>
      </text:list>
      <text:p text:style-name="P38"/>
      <text:p text:style-name="P14">Карточка: «О <text:span text:style-name="T23">сервисе</text:span>»</text:p>
      <text:list text:style-name="L19">
        <text:list-item>
          <text:p text:style-name="P76"><text:span text:style-name="T16">О</text:span><text:span text:style-name="T12">тображает основную информацию о </text:span><text:span text:style-name="T23">программном продукте.</text:span></text:p>
        </text:list-item>
        <text:list-item>
          <text:p text:style-name="P96">Поля отображаемые в этом разделе описаны в соответствующем пункте.</text:p>
        </text:list-item>
      </text:list>
      <text:p text:style-name="P39"/>
      <text:p text:style-name="P13">Раздел заявки</text:p>
      <text:list xml:id="list1492283628" text:style-name="L20">
        <text:list-item>
          <text:p text:style-name="P77"><text:span text:style-name="T16">О</text:span><text:span text:style-name="T13">тображаются все заявки, которые были созданы.</text:span></text:p>
        </text:list-item>
        <text:list-item>
          <text:p text:style-name="P97">Имеется <text:span text:style-name="T30">строка</text:span> поиска по номеру заявки. <text:span text:style-name="T30">Она выполняет фильтрация по соответствующему полю.</text:span></text:p>
        </text:list-item>
        <text:list-item>
          <text:p text:style-name="P77"><text:span text:style-name="T13">Заявки представлены списком. </text:span><text:span text:style-name="T16">Столбцы: Номер заявки, Дата открытия, </text:span><text:span text:style-name="T17">Дата закрытия (отображается только при включении фильтра: закрытые), Ориентировочная дата выполнения, Клиент (ФИО), </text:span><text:span text:style-name="T27">Предмет заявки</text:span><text:span text:style-name="T17">, Вид услуги, Статус, Исполнитель.</text:span></text:p>
        </text:list-item>
        <text:list-item>
          <text:p text:style-name="P98">По каждому из столбцов можно выполнить сортировку.</text:p>
        </text:list-item>
        <text:list-item>
          <text:p text:style-name="P105">При выборе одной из заявки становится активна кнопка: «<text:span text:style-name="T27">Открыть</text:span>». При нажатии на эту кнопку открывается карточка с полями заявки.</text:p>
        </text:list-item>
        <text:list-item>
          <text:p text:style-name="P78"><text:span text:style-name="T13">Раздел имеет переключатель: Открыты</text:span><text:span text:style-name="T17">е</text:span><text:span text:style-name="T13">/Закрыты</text:span><text:span text:style-name="T17">е</text:span><text:span text:style-name="T13">, который соответственно фильтрует заявки по статусам.</text:span></text:p>
        </text:list-item>
        <text:list-item>
          <text:p text:style-name="P93">В разделе имеется возможность создания новой заявки и редактирования существующей.</text:p>
        </text:list-item>
        <text:list-item>
          <text:p text:style-name="P105"><text:soft-page-break/>При выборе соответствующей заявки и нажатии на кнопку: «<text:span text:style-name="T27">Изменить</text:span>», открывается карточка с возможностью изменения полей заявки. Поля которые можно менять: ориентировочная дата выполнения, статус, исполнитель, комментарий.</text:p>
        </text:list-item>
        <text:list-item>
          <text:p text:style-name="P94">Закрытые заявки не могут быть отредактированы.</text:p>
        </text:list-item>
        <text:list-item>
          <text:p text:style-name="P94">После выставления заявки статуса: закрыта, снова открыть её невозможно.</text:p>
        </text:list-item>
        <text:list-item>
          <text:p text:style-name="P94">В разделе есть кнопки для быстрой работы с заявкой: <text:span text:style-name="T27">изменить</text:span>, <text:span text:style-name="T27">поменять</text:span> статус, перейти к клиенту по заявке.</text:p>
        </text:list-item>
        <text:list-item>
          <text:p text:style-name="P107">При нажатии: «<text:span text:style-name="T27">Поменять</text:span> статус» - открывается список статусов и можно выбрать соответствующий.</text:p>
        </text:list-item>
        <text:list-item>
          <text:p text:style-name="P107">При нажатии «<text:span text:style-name="T27">К клиенту</text:span>» - открывается раздел клиентов и карточка того клиента, кому принадлежит заявка.</text:p>
        </text:list-item>
        <text:list-item>
          <text:p text:style-name="P107">При выставлении заявки статуса: Закрыта, система выводит окно — предупреждение о том, что после закрытия заявки открыть её повторно будет невозможно.</text:p>
        </text:list-item>
      </text:list>
      <text:p text:style-name="P40"/>
      <text:p text:style-name="P15">Раздел доска заявок</text:p>
      <text:list xml:id="list2004497540" text:style-name="L21">
        <text:list-item>
          <text:p text:style-name="P100">Отображает процесс исполнения заявки по статусам. <text:span text:style-name="T27">Статусы для отображения: выезд, приёмка, тестирование, ремонт, выдача, закрыто.</text:span></text:p>
        </text:list-item>
        <text:list-item>
          <text:p text:style-name="P100">При нажатии на заявку открывается её карточка на просмотр.</text:p>
        </text:list-item>
        <text:list-item>
          <text:p text:style-name="P100">В карточке на просмотр можно поменять статус заявки, добавить комментарий, изменить ориентировочную дату выполнения, или поменять исполнителя.</text:p>
        </text:list-item>
        <text:list-item>
          <text:p text:style-name="P109">В разделе есть кнопка «Создать», которая создаёт новую заявку.</text:p>
        </text:list-item>
      </text:list>
      <text:p text:style-name="P41"/>
      <text:p text:style-name="P15">Раздел сотрудники</text:p>
      <text:list xml:id="list1217161245" text:style-name="L22">
        <text:list-item>
          <text:p text:style-name="P102">В разделе отображается список сотрудников <text:span text:style-name="T18">в виде таблицы.</text:span></text:p>
        </text:list-item>
        <text:list-item>
          <text:p text:style-name="P110">Раздел имеет переключатель (фильтр): <text:span text:style-name="T28">Штат</text:span>/<text:span text:style-name="T28">Уволенные</text:span>.</text:p>
        </text:list-item>
        <text:list-item>
          <text:p text:style-name="P110">Видимые столбцы: ФИО, <text:span text:style-name="T28">Логин, </text:span>Должность, Дата назначения, Дата увольнения (отображается при соответствующем значении фильтра), Доступность.</text:p>
        </text:list-item>
        <text:list-item>
          <text:p text:style-name="P103">По каждому из столбцов можно выполнить сортировку.</text:p>
        </text:list-item>
        <text:list-item>
          <text:p text:style-name="P110">В разделе есть кнопки: <text:span text:style-name="T29">Открыть</text:span>, Добавить, Изменить, Уволить.</text:p>
        </text:list-item>
        <text:list-item>
          <text:p text:style-name="P110">При выборе записи и нажатии на кнопку: «<text:span text:style-name="T29">Открыть</text:span>», отображается карточка сотрудника с полями обозначенными в соответствующем пункте.</text:p>
        </text:list-item>
        <text:list-item>
          <text:p text:style-name="P110">При «Увольнении» отображается окно в котором спрашивается подтверждение операции.</text:p>
        </text:list-item>
        <text:list-item>
          <text:p text:style-name="P110">Уволенных сотрудников нельзя редактировать.</text:p>
        </text:list-item>
        <text:list-item>
          <text:p text:style-name="P110">В разделе «Уволенные», кнопка «Уволить» меняется на «Восстановить».</text:p>
        </text:list-item>
        <text:list-item>
          <text:p text:style-name="P111">Также в разделе есть строка поиска по ФИО <text:span text:style-name="T30">сотрудника</text:span>. <text:span text:style-name="T30">Она выполняет фильтрация по соответствующему полю.</text:span></text:p>
        </text:list-item>
      </text:list>
      <text:p text:style-name="P41"/>
      <text:p text:style-name="P15">Раздел клиенты</text:p>
      <text:list xml:id="list145455240576830" text:continue-numbering="true" text:style-name="L22">
        <text:list-item>
          <text:p text:style-name="P104">В разделе отображается список <text:span text:style-name="T18">клиентов</text:span> <text:span text:style-name="T18">в виде таблицы.</text:span></text:p>
        </text:list-item>
        <text:list-item>
          <text:p text:style-name="P112">Имеется строка поиска по ФИО клиента. <text:span text:style-name="T30">Она выполняет фильтрация по соответствующему полю.</text:span></text:p>
        </text:list-item>
        <text:list-item>
          <text:p text:style-name="P110">Видимые столбцы: ФИО, Дата регистрации, Номер телефона, Адрес электронной почты.</text:p>
        </text:list-item>
        <text:list-item>
          <text:p text:style-name="P103">По каждому из столбцов можно выполнить сортировку.</text:p>
        </text:list-item>
        <text:list-item>
          <text:p text:style-name="P110">В разделе есть кнопки: <text:span text:style-name="T31">Открыть</text:span>, Добавить, Изменить, К заявкам.</text:p>
        </text:list-item>
        <text:list-item>
          <text:p text:style-name="P110">При выборе записи и нажатии на кнопку: «<text:span text:style-name="T31">Открыть</text:span>», отображается карточка клиента с полями обозначенными в соответствующем пункте.</text:p>
        </text:list-item>
        <text:list-item>
          <text:p text:style-name="P110">При «К заявкам» открывается раздел: Заявки, и фильтруется по клиенту.</text:p>
        </text:list-item>
      </text:list>
      <text:p text:style-name="P41"/>
      <text:p text:style-name="P15"/>
      <text:p text:style-name="P15"/>
      <text:p text:style-name="P15"><text:soft-page-break/>Раздел задачи</text:p>
      <text:list xml:id="list145453754495052" text:continue-list="list1492283628" text:style-name="L20">
        <text:list-item>
          <text:p text:style-name="P79"><text:span text:style-name="T16">О</text:span><text:span text:style-name="T13">тображаются все </text:span><text:span text:style-name="T19">задачи</text:span><text:span text:style-name="T13">, которые были созданы.</text:span></text:p>
        </text:list-item>
        <text:list-item>
          <text:p text:style-name="P113">В разделе имеется строка поиска по номеру задачи. <text:span text:style-name="T30">Она выполняет фильтрация по соответствующему полю.</text:span></text:p>
        </text:list-item>
        <text:list-item>
          <text:p text:style-name="P79"><text:span text:style-name="T19">Задачи</text:span><text:span text:style-name="T13"> представлены списком. </text:span><text:span text:style-name="T16">Столбцы: Номер </text:span><text:span text:style-name="T19">задачи</text:span><text:span text:style-name="T16">, </text:span><text:span text:style-name="T19">Название задачи, </text:span><text:span text:style-name="T16">Дата открытия, </text:span><text:span text:style-name="T17">Дата закрытия (отображается только при включении фильтра: закрытые), Ориентировочная дата выполнения, Статус, Исполнитель.</text:span></text:p>
        </text:list-item>
        <text:list-item>
          <text:p text:style-name="P99">По каждому из столбцов можно выполнить сортировку.</text:p>
        </text:list-item>
        <text:list-item>
          <text:p text:style-name="P106">При выборе одной из <text:span text:style-name="T19">задач</text:span> становится активна кнопка: «<text:span text:style-name="T31">Открыть</text:span>». При нажатии на эту кнопку открывается карточка с полями <text:span text:style-name="T19">задачи</text:span>.</text:p>
        </text:list-item>
        <text:list-item>
          <text:p text:style-name="P79"><text:span text:style-name="T13">Раздел имеет переключатель: Открыты</text:span><text:span text:style-name="T17">е</text:span><text:span text:style-name="T13">/Закрыты</text:span><text:span text:style-name="T17">е</text:span><text:span text:style-name="T13">, который соответственно фильтрует заявки по статусам.</text:span></text:p>
        </text:list-item>
        <text:list-item>
          <text:p text:style-name="P79"><text:span text:style-name="T13">В разделе имеется возможность создания новой </text:span><text:span text:style-name="T19">задачи</text:span><text:span text:style-name="T13"> и редактирования существующей.</text:span></text:p>
        </text:list-item>
        <text:list-item>
          <text:p text:style-name="P106">При выборе соответствующей <text:span text:style-name="T19">задачи</text:span> и нажатии на кнопку: «<text:span text:style-name="T31">изменить</text:span>», открывается карточка с возможностью изменения полей. Поля которые можно менять: ориентировочная дата выполнения, статус, исполнитель, комментарий.</text:p>
        </text:list-item>
        <text:list-item>
          <text:p text:style-name="P79"><text:span text:style-name="T13">Закрытые </text:span><text:span text:style-name="T19">задачи</text:span><text:span text:style-name="T13"> могут быть отредактированы.</text:span></text:p>
        </text:list-item>
        <text:list-item>
          <text:p text:style-name="P79"><text:span text:style-name="T13">После выставления </text:span><text:span text:style-name="T19">задаче</text:span><text:span text:style-name="T13"> статуса: закрыта, её </text:span><text:span text:style-name="T19">можно снова открыть</text:span><text:span text:style-name="T13">.</text:span></text:p>
        </text:list-item>
        <text:list-item>
          <text:p text:style-name="P79"><text:span text:style-name="T13">В разделе есть кнопки для быстрой работы с </text:span><text:span text:style-name="T19">задачей</text:span><text:span text:style-name="T13">: </text:span><text:span text:style-name="T31">изменить</text:span><text:span text:style-name="T13">, </text:span><text:span text:style-name="T31">поменять</text:span><text:span text:style-name="T13"> статус.</text:span></text:p>
        </text:list-item>
        <text:list-item>
          <text:p text:style-name="P108">При нажатии: «<text:span text:style-name="T31">Поменять</text:span> статус» - открывается список статусов и можно выбрать соответствующий.</text:p>
        </text:list-item>
      </text:list>
      <text:p text:style-name="P41"/>
      <text:p text:style-name="P15">Раздел доска задач</text:p>
      <text:list xml:id="list145453151557029" text:continue-list="list2004497540" text:style-name="L21">
        <text:list-item>
          <text:p text:style-name="P101">Отображает процесс исполнения <text:span text:style-name="T19">задачи</text:span> по статусам.</text:p>
        </text:list-item>
        <text:list-item>
          <text:p text:style-name="P101">При нажатии на <text:span text:style-name="T32">задачу</text:span> открывается её карточка на просмотр.</text:p>
        </text:list-item>
        <text:list-item>
          <text:p text:style-name="P101">В карточке на просмотр можно поменять статус <text:span text:style-name="T19">задачи</text:span>, добавить комментарий, изменить ориентировочную дату выполнения, или поменять исполнителя.</text:p>
        </text:list-item>
        <text:list-item>
          <text:p text:style-name="P114">Также в разделе имеется кнопка «Создать» нажатие на которую открывает карточку на создание новой задачи.</text:p>
        </text:list-item>
      </text:list>
      <text:p text:style-name="P115"><text:span text:style-name="T1"/></text:p>
      <text:p text:style-name="P115"><text:span text:style-name="T1">Эксплуатационные требования</text:span></text:p>
      <text:p text:style-name="P118"/>
      <text:p text:style-name="P118">Минимальные системные требования ПК</text:p>
      <text:list xml:id="list542814543" text:style-name="L23">
        <text:list-item>
          <text:p text:style-name="P68">Операционная система: Windows 7/8/<text:span text:style-name="T36">8.</text:span><text:span text:style-name="T40">1 ИЛИ </text:span><text:span text:style-name="T36">Mac OS X 10.6</text:span><text:span text:style-name="T40"> или более поздней версии ИЛИ </text:span><text:span text:style-name="T36">Ubuntu 10.04+, Debian 6+, OpenSuSE 11.3+, Fedora Linux 14.</text:span></text:p>
        </text:list-item>
        <text:list-item>
          <text:p text:style-name="P68">Процессор: <text:span text:style-name="T36">Intel Pentium 4</text:span><text:span text:style-name="T40"> </text:span><text:span text:style-name="T36">/ Athlon 64 </text:span><text:span text:style-name="T40">или более поздней версии с поддержкой </text:span><text:span text:style-name="T36">SSE2.</text:span></text:p>
        </text:list-item>
        <text:list-item>
          <text:p text:style-name="P68">Свободное место на диске: 1 Гб<text:span text:style-name="T40">айт</text:span>.</text:p>
        </text:list-item>
        <text:list-item>
          <text:p text:style-name="P68">Оперативная память: н<text:span text:style-name="T40">е менее 1 Гбайт на выделенный под систему процесс браузера</text:span>.</text:p>
        </text:list-item>
        <text:list-item>
          <text:p text:style-name="P119"><text:span text:style-name="T44">Разрешение дисплея не менее 1024</text:span>×768.</text:p>
        </text:list-item>
        <text:list-item>
          <text:p text:style-name="P116">Скорость интернета: не менее 10 Мбит/с.</text:p>
        </text:list-item>
      </text:list>
      <text:p text:style-name="P118">Рекомендуемые системные требования ПК</text:p>
      <text:list text:style-name="L24">
        <text:list-item>
          <text:p text:style-name="P117">Операционная система: <text:span text:style-name="T36">Windows 10/11 </text:span><text:span text:style-name="T40">ИЛИ </text:span><text:span text:style-name="T36">Mac OS X 10.10.5 </text:span><text:span text:style-name="T40">или более поздней версии ИЛИ </text:span><text:span text:style-name="T36">Ubuntu 18.10, Debian </text:span><text:span text:style-name="T40">12.1</text:span><text:span text:style-name="T36">+, Fedora Linux 27.</text:span></text:p>
        </text:list-item>
        <text:list-item>
          <text:p text:style-name="P120"><text:span text:style-name="T35">Процессор: </text:span><text:span text:style-name="T40">Intel Pentium G4400 </text:span><text:span text:style-name="T43">3.3 ГГц ИЛИ </text:span><text:span text:style-name="T37">AMD FX-4300 </text:span><text:span text:style-name="T43">или более поздней версии</text:span><text:span text:style-name="T37">.</text:span></text:p>
        </text:list-item>
        <text:list-item>
          <text:p text:style-name="P122">Свободное место на диске: 32 Гбайт.</text:p>
        </text:list-item>
        <text:list-item>
          <text:p text:style-name="P122">Оперативная память: не менее 2 Гбайт на выделенный под систему процесс браузера.</text:p>
        </text:list-item>
        <text:list-item>
          <text:p text:style-name="P122">Скорость интернета: не менее 50 Мбит/с.</text:p>
        </text:list-item>
        <text:list-item>
          <text:p text:style-name="P120"><text:span text:style-name="T43">Видеокарта: </text:span><text:span text:style-name="T37">Intel HD Graphics 630 </text:span><text:span text:style-name="T43">ИЛИ </text:span><text:span text:style-name="T40">AMD Radeon RX Vega 8</text:span> <text:span text:style-name="T43">или более поздней версии.</text:span></text:p>
        </text:list-item>
      </text:list>
      <text:p text:style-name="P121"><text:span text:style-name="T43"/></text:p>
      <text:p text:style-name="P118"><text:soft-page-break/><text:span text:style-name="T40">Поддержка браузеров</text:span></text:p>
      <text:list xml:id="list2282770253" text:style-name="L25">
        <text:list-item>
          <text:p text:style-name="P124"><text:span text:style-name="T44">Яндекс.Браузер </text:span>21.11.2.773<text:span text:style-name="T44"> или более поздней версии.</text:span></text:p>
        </text:list-item>
        <text:list-item>
          <text:p text:style-name="P123"><text:span text:style-name="T38">Google Chrome </text:span><text:span text:style-name="T39">109</text:span> <text:span text:style-name="T35">или более поздней версии</text:span><text:span text:style-name="T38">.</text:span></text:p>
        </text:list-item>
        <text:list-item>
          <text:p text:style-name="P123"><text:span text:style-name="T38">Mozilla Firefox </text:span><text:span text:style-name="T39">1</text:span><text:span text:style-name="T42">09.0.1</text:span><text:span text:style-name="T41"> или более поздней версии</text:span><text:span text:style-name="T38">.</text:span></text:p>
        </text:list-item>
        <text:list-item>
          <text:p text:style-name="P124"><text:span text:style-name="T38">Microsoft Edge </text:span><text:span text:style-name="T42">новейшей версии</text:span><text:span text:style-name="T38"> </text:span><text:span text:style-name="T42">(110.0.1587.66 или более поздней версии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6T15:03:24.949395172</meta:creation-date>
    <meta:generator>LibreOffice/7.4.2.3$Windows_X86_64 LibreOffice_project/382eef1f22670f7f4118c8c2dd222ec7ad009daf</meta:generator>
    <dc:date>2023-03-12T14:51:53.377000000</dc:date>
    <meta:editing-duration>PT7H58M2S</meta:editing-duration>
    <meta:editing-cycles>49</meta:editing-cycles>
    <meta:document-statistic meta:table-count="0" meta:image-count="0" meta:object-count="0" meta:page-count="8" meta:paragraph-count="259" meta:word-count="2001" meta:character-count="14101" meta:non-whitespace-character-count="12515"/>
  </office:meta>
</office:document-meta>
</file>